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Segoe UI" svg:font-family="'Segoe UI', system-ui, 'Apple Color Emoji', 'Segoe UI Emoji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96cm" style:rel-column-width="1472*"/>
    </style:style>
    <style:style style:name="Table1.B" style:family="table-column">
      <style:table-column-properties style:column-width="14.404cm" style:rel-column-width="8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596cm" style:rel-column-width="1472*"/>
    </style:style>
    <style:style style:name="Table2.B" style:family="table-column">
      <style:table-column-properties style:column-width="14.404cm" style:rel-column-width="816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96cm" style:rel-column-width="1472*"/>
    </style:style>
    <style:style style:name="Table3.B" style:family="table-column">
      <style:table-column-properties style:column-width="14.404cm" style:rel-column-width="816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23b447" officeooo:paragraph-rsid="003d5fb7" style:font-weight-asian="normal" style:font-weight-complex="normal"/>
    </style:style>
    <style:style style:name="P2" style:family="paragraph" style:parent-style-name="Standard">
      <style:text-properties officeooo:rsid="00367769" officeooo:paragraph-rsid="00367769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5046d" officeooo:paragraph-rsid="0015046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15046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454ae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3ed3b2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1pt" fo:font-weight="bold" officeooo:rsid="0015046d" officeooo:paragraph-rsid="00348c53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fo:font-weight="bold" officeooo:rsid="003ed3b2" officeooo:paragraph-rsid="003ed3b2" style:font-size-asian="11pt" style:font-weight-asian="bold" style:font-size-complex="11pt" style:font-weight-complex="bold"/>
    </style:style>
    <style:style style:name="P9" style:family="paragraph" style:parent-style-name="Standard" style:list-style-name="L10">
      <style:paragraph-properties fo:text-align="start" style:justify-single-word="false"/>
      <style:text-properties style:font-name="Liberation Sans" fo:font-size="11pt" fo:font-weight="bold" officeooo:rsid="003ed3b2" officeooo:paragraph-rsid="003ed3b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1pt" fo:font-weight="bold" officeooo:rsid="003dcb0e" officeooo:paragraph-rsid="003dcb0e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ans" fo:font-size="11pt" fo:font-weight="bold" officeooo:rsid="00398109" officeooo:paragraph-rsid="0039810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1pt" officeooo:rsid="0015046d" officeooo:paragraph-rsid="0015046d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officeooo:rsid="0015046d" officeooo:paragraph-rsid="0015046d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1pt" officeooo:paragraph-rsid="00348c53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1pt" officeooo:paragraph-rsid="0037ecc4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1pt" officeooo:paragraph-rsid="00367769" style:font-size-asian="11pt" style:font-size-complex="11pt"/>
    </style:style>
    <style:style style:name="P17" style:family="paragraph" style:parent-style-name="Standard">
      <style:text-properties style:font-name="Liberation Sans" fo:font-size="11pt" officeooo:paragraph-rsid="00348c53" style:font-size-asian="11pt" style:font-size-complex="11pt"/>
    </style:style>
    <style:style style:name="P18" style:family="paragraph" style:parent-style-name="Standard">
      <style:text-properties style:font-name="Liberation Sans" fo:font-size="11pt" officeooo:rsid="00367769" officeooo:paragraph-rsid="0036776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ed3b2" officeooo:paragraph-rsid="003ed3b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f76da" style:font-size-asian="11pt" style:font-weight-asian="normal" style:font-size-complex="11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Liberation Sans" fo:font-size="11pt" fo:font-weight="normal" officeooo:rsid="003f76da" officeooo:paragraph-rsid="003f76d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f76da" officeooo:paragraph-rsid="00348c5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3f76da" officeooo:paragraph-rsid="0037ecc4" style:font-size-asian="11pt" style:font-weight-asian="normal" style:font-size-complex="11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Liberation Sans" fo:font-size="11pt" fo:font-weight="normal" officeooo:rsid="003f76da" officeooo:paragraph-rsid="004b8fe8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iberation Sans" fo:font-size="11pt" fo:font-weight="normal" officeooo:rsid="00398109" officeooo:paragraph-rsid="00398109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Liberation Sans" fo:font-size="11pt" fo:font-weight="normal" officeooo:rsid="00398109" officeooo:paragraph-rsid="003c133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3b3d8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3c133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1pt" fo:font-weight="normal" officeooo:rsid="0023b447" officeooo:paragraph-rsid="003d5fb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officeooo:paragraph-rsid="00424271"/>
    </style:style>
    <style:style style:name="P31" style:family="paragraph" style:parent-style-name="Text_20_body">
      <style:paragraph-properties fo:text-align="start" style:justify-single-word="false"/>
      <style:text-properties style:font-name="Liberation Sans" fo:font-size="11pt" officeooo:paragraph-rsid="0042427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046d" style:font-weight-asian="normal" style:font-weight-complex="normal"/>
    </style:style>
    <style:style style:name="T4" style:family="text">
      <style:text-properties fo:font-weight="normal" officeooo:rsid="002fddd8" style:font-weight-asian="normal" style:font-weight-complex="normal"/>
    </style:style>
    <style:style style:name="T5" style:family="text">
      <style:text-properties fo:font-weight="normal" officeooo:rsid="0015fc1a" style:font-weight-asian="normal" style:font-weight-complex="normal"/>
    </style:style>
    <style:style style:name="T6" style:family="text">
      <style:text-properties fo:font-weight="normal" officeooo:rsid="00407376" style:font-weight-asian="normal" style:font-weight-complex="normal"/>
    </style:style>
    <style:style style:name="T7" style:family="text">
      <style:text-properties fo:font-weight="normal" officeooo:rsid="00424271" style:font-weight-asian="normal" style:font-weight-complex="normal"/>
    </style:style>
    <style:style style:name="T8" style:family="text">
      <style:text-properties fo:font-weight="normal" officeooo:rsid="00454aed" style:font-weight-asian="normal" style:font-weight-complex="normal"/>
    </style:style>
    <style:style style:name="T9" style:family="text">
      <style:text-properties fo:font-weight="normal" officeooo:rsid="0045da9f" style:font-weight-asian="normal" style:font-weight-complex="normal"/>
    </style:style>
    <style:style style:name="T10" style:family="text">
      <style:text-properties fo:font-weight="normal" officeooo:rsid="00473702" style:font-weight-asian="normal" style:font-weight-complex="normal"/>
    </style:style>
    <style:style style:name="T11" style:family="text">
      <style:text-properties fo:font-weight="normal" officeooo:rsid="004931ad" style:font-weight-asian="normal" style:font-weight-complex="normal"/>
    </style:style>
    <style:style style:name="T12" style:family="text">
      <style:text-properties fo:font-weight="normal" officeooo:rsid="004afdf8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b3d80" style:font-style-asian="italic" style:font-style-complex="italic"/>
    </style:style>
    <style:style style:name="T15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style:font-size-asian="14pt" style:font-style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Lohit Devanagari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ohit Devanagari" fo:font-size="14pt" fo:font-style="normal" fo:text-shadow="none" style:text-underline-style="none" style:font-size-asian="14pt" style:font-style-asian="normal" style:text-emphasize="none"/>
    </style:style>
    <style:style style:name="T20" style:family="text">
      <style:text-properties style:text-outline="false" style:text-line-through-style="none" style:text-line-through-type="none" style:font-name="Lohit Devanagari" fo:font-style="normal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24" style:family="text">
      <style:text-properties officeooo:rsid="003c133d"/>
    </style:style>
    <style:style style:name="T25" style:family="text">
      <style:text-properties fo:font-variant="normal" fo:text-transform="none" style:font-name="Segoe UI" fo:font-size="10.5pt" fo:letter-spacing="normal" fo:font-style="normal" fo:font-weight="normal"/>
    </style:style>
    <style:style style:name="T26" style:family="text">
      <style:text-properties fo:font-variant="normal" fo:text-transform="none" style:font-name="Segoe UI" fo:font-size="10.5pt" fo:letter-spacing="normal" fo:font-style="normal" fo:font-weight="normal" officeooo:rsid="00407376" style:font-weight-asian="normal" style:font-weight-complex="normal"/>
    </style:style>
    <style:style style:name="T27" style:family="text">
      <style:text-properties fo:font-variant="normal" fo:text-transform="none" style:font-name="Segoe UI" fo:font-size="10.5pt" fo:letter-spacing="normal" fo:font-style="normal" fo:font-weight="normal" officeooo:rsid="00424271" style:font-weight-asian="normal" style:font-weight-complex="normal"/>
    </style:style>
    <style:style style:name="T28" style:family="text">
      <style:text-properties fo:font-variant="normal" fo:text-transform="none" fo:font-size="10.5pt" fo:letter-spacing="normal" fo:font-style="normal" fo:font-weight="normal"/>
    </style:style>
    <style:style style:name="T29" style:family="text">
      <style:text-properties fo:font-variant="normal" fo:text-transform="none" fo:font-size="10.5pt" fo:letter-spacing="normal" fo:font-style="normal" fo:font-weight="normal" officeooo:rsid="00407376" style:font-weight-asian="normal" style:font-weight-complex="normal"/>
    </style:style>
    <style:style style:name="T30" style:family="text">
      <style:text-properties fo:font-variant="normal" fo:text-transform="none" fo:font-size="10.5pt" fo:letter-spacing="normal" fo:font-style="normal" fo:font-weight="normal" officeooo:rsid="00424271" style:font-weight-asian="normal" style:font-weight-complex="normal"/>
    </style:style>
    <style:style style:name="T31" style:family="text">
      <style:text-properties fo:font-variant="normal" fo:text-transform="none" style:font-name="Liberation Sans" fo:font-size="10.5pt" fo:letter-spacing="normal" fo:font-style="normal" fo:font-weight="normal"/>
    </style:style>
    <style:style style:name="T32" style:family="text">
      <style:text-properties fo:font-variant="normal" fo:text-transform="none" style:font-name="Liberation Sans" fo:font-size="10.5pt" fo:letter-spacing="normal" fo:font-style="normal" fo:font-weight="normal" officeooo:rsid="00407376" style:font-weight-asian="normal" style:font-weight-complex="normal"/>
    </style:style>
    <style:style style:name="T33" style:family="text">
      <style:text-properties fo:font-variant="normal" fo:text-transform="none" style:font-name="Liberation Sans" fo:font-size="10.5pt" fo:letter-spacing="normal" fo:font-style="normal" fo:font-weight="normal" officeooo:rsid="00424271" style:font-weight-asian="normal" style:font-weight-complex="normal"/>
    </style:style>
    <style:style style:name="T34" style:family="text">
      <style:text-properties fo:font-variant="normal" fo:text-transform="none" style:font-name="Liberation Sans" fo:letter-spacing="normal" fo:font-style="normal" fo:font-weight="normal"/>
    </style:style>
    <style:style style:name="T35" style:family="text">
      <style:text-properties fo:font-variant="normal" fo:text-transform="none" style:font-name="Liberation Sans" fo:letter-spacing="normal" fo:font-style="normal" fo:font-weight="normal" officeooo:rsid="00407376" style:font-weight-asian="normal" style:font-weight-complex="normal"/>
    </style:style>
    <style:style style:name="T36" style:family="text">
      <style:text-properties fo:font-variant="normal" fo:text-transform="none" style:font-name="Liberation Sans" fo:letter-spacing="normal" fo:font-style="normal" fo:font-weight="normal" officeooo:rsid="00424271" style:font-weight-asian="normal" style:font-weight-complex="normal"/>
    </style:style>
    <style:style style:name="T37" style:family="text">
      <style:text-properties fo:font-variant="normal" fo:text-transform="none" style:font-name="Liberation Sans" fo:font-size="11pt" fo:letter-spacing="normal" fo:font-style="normal" fo:font-weight="normal" officeooo:rsid="00407376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style:font-name="Liberation Sans" fo:font-size="11pt" fo:letter-spacing="normal" fo:font-style="normal" fo:font-weight="normal" officeooo:rsid="00424271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/>
    </style:style>
    <style:style style:name="T40" style:family="text">
      <style:text-properties officeooo:rsid="00454aed"/>
    </style:style>
    <style:style style:name="T41" style:family="text">
      <style:text-properties style:font-name="Liberation Sans"/>
    </style:style>
    <style:style style:name="T42" style:family="text">
      <style:text-properties style:font-name="Liberation Sans" fo:font-weight="bold" style:font-weight-asian="bold" style:font-weight-complex="bold"/>
    </style:style>
    <style:style style:name="T43" style:family="text">
      <style:text-properties style:font-name="Liberation Sans" fo:font-style="italic" style:font-style-asian="italic" style:font-style-complex="italic"/>
    </style:style>
    <style:style style:name="T44" style:family="text">
      <style:text-properties style:font-name="Liberation Sans" fo:font-style="italic" officeooo:rsid="003b3d80" style:font-style-asian="italic" style:font-style-complex="italic"/>
    </style:style>
    <style:style style:name="T45" style:family="text">
      <style:text-properties style:font-name="Liberation Sans" officeooo:rsid="003c133d"/>
    </style:style>
    <style:style style:name="T46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7" style:family="text">
      <style:text-properties style:font-name="Liberation Sans" fo:font-size="11pt" style:font-size-asian="11pt" style:font-size-complex="11pt"/>
    </style:style>
    <style:style style:name="T48" style:family="text">
      <style:text-properties style:font-name="Liberation Sans" fo:font-size="11pt" officeooo:rsid="003c133d" style:font-size-asian="11pt" style:font-size-complex="11pt"/>
    </style:style>
    <style:style style:name="T49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50" style:family="text">
      <style:text-properties style:font-name="Liberation Sans" fo:font-size="11pt" fo:font-style="italic" officeooo:rsid="003b3d80" style:font-size-asian="11pt" style:font-style-asian="italic" style:font-size-complex="11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7cm" fo:text-indent="-0.635cm" fo:margin-left="2.2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12cm" fo:text-indent="-0.635cm" fo:margin-left="2.9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82cm" fo:text-indent="-0.635cm" fo:margin-left="4.1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52cm" fo:text-indent="-0.635cm" fo:margin-left="5.4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22cm" fo:text-indent="-0.635cm" fo:margin-left="6.7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92cm" fo:text-indent="-0.635cm" fo:margin-left="7.99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ive Text Summarization</text:p>
      <text:p text:style-name="P12"/>
      <text:p text:style-name="P12"><text:span text:style-name="T1">Prakash Nath Jha</text:span><text:tab/><text:tab/><text:tab/><text:tab/><text:tab/><text:span text:style-name="T1">Nitish Srivastava</text:span></text:p>
      <text:p text:style-name="P12">2018201013<text:tab/><text:tab/><text:tab/><text:tab/><text:tab/><text:tab/>2018201012</text:p>
      <text:p text:style-name="P13"/>
      <text:p text:style-name="P4"/>
      <text:p text:style-name="P4">Baseline Model:</text:p>
      <text:p text:style-name="P4"><text:span text:style-name="T4"><text:tab/>RNN based Sequence2Sequence </text:span><text:span text:style-name="T9">model </text:span><text:span text:style-name="T4">using GRU </text:span><text:span text:style-name="T10">as encoder and decoder</text:span></text:p>
      <text:p text:style-name="P4"><text:span text:style-name="T4"/></text:p>
      <text:p text:style-name="P5"><text:span text:style-name="T40">Proposed Model</text:span><text:span text:style-name="T8">:</text:span></text:p>
      <text:p text:style-name="P5"><text:span text:style-name="T8"><text:tab/>Bidirectional Encoder Decoder and Bidirectional Beam Search model using RNN (GRU) as <text:tab/>encoder and decoder with attention and coverage </text:span><text:span text:style-name="T11">and input is reversed</text:span></text:p>
      <text:p text:style-name="P4"/>
      <text:p text:style-name="P4">Dataset:</text:p>
      <text:p text:style-name="P4"/>
      <text:p text:style-name="P31"><text:span text:style-name="T5"><text:tab/></text:span><text:span text:style-name="T6">We are using Google </text:span><text:span text:style-name="T7">sentence compression d</text:span><text:span text:style-name="T6">ataset, </text:span><text:span text:style-name="T7">which is a</text:span><text:span text:style-name="T6"> </text:span><text:span text:style-name="T7">l</text:span><text:span text:style-name="T3">arge corpus of <text:tab/>uncompressed and compressed sentences from news articles. </text:span></text:p>
      <text:p text:style-name="P30"><text:span text:style-name="T37"><text:tab/></text:span><text:span text:style-name="T38">Link: </text:span><text:a xlink:type="simple" xlink:href="https://github.com/google-research-datasets/sentence-compression" text:style-name="Internet_20_link" text:visited-style-name="Visited_20_Internet_20_Link"><text:span text:style-name="T39">https://github.com/google-research-datasets/sentence-compression</text:span></text:a></text:p>
      <text:p text:style-name="P8">Tasks Completed So Far:</text:p>
      <text:p text:style-name="P8"/>
      <text:list xml:id="list472440002" text:style-name="L10">
        <text:list-item>
          <text:p text:style-name="P9"><text:span text:style-name="T2">Implemented and trained our baseline model</text:span></text:p>
        </text:list-item>
        <text:list-item>
          <text:p text:style-name="P9"><text:span text:style-name="T2">Built web interface to interact with model</text:span></text:p>
        </text:list-item>
        <text:list-item>
          <text:p text:style-name="P9"><text:span text:style-name="T2">Implemented </text:span><text:span text:style-name="T12">Bidirectional Encoder Decoder </text:span><text:span text:style-name="T2">model </text:span><text:span text:style-name="T12">along with attention and coverage </text:span><text:span text:style-name="T2">according to the proposed paper</text:span></text:p>
        </text:list-item>
        <text:list-item>
          <text:p text:style-name="P24"><text:span text:style-name="T2">Develop end to end system to train the model with every new input coming from UI</text:span></text:p>
        </text:list-item>
      </text:list>
      <text:p text:style-name="P19"/>
      <text:p text:style-name="P8">Tasks Remaining:</text:p>
      <text:p text:style-name="P8"/>
      <text:list xml:id="list1174473420" text:style-name="L9">
        <text:list-item>
          <text:p text:style-name="P21">Implement Bi Directional Beam Search</text:p>
        </text:list-item>
        <text:list-item>
          <text:p text:style-name="P21">Improve UI for better user experience</text:p>
        </text:list-item>
      </text:list>
      <text:p text:style-name="P6"/>
      <text:p text:style-name="P6"/>
      <text:p text:style-name="P10">Result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text:span text:style-name="T21">Input Text</text:span></text:p>
          </table:table-cell>
          <table:table-cell table:style-name="Table1.B1" office:value-type="string">
            <text:p text:style-name="P20"><text:span text:style-name="T21">Five people have been taken to hospital with minor injuries following a crash on the A17 near Sleaford this morning.</text:span></text:p>
          </table:table-cell>
        </table:table-row>
        <table:table-row>
          <table:table-cell table:style-name="Table1.A2" office:value-type="string">
            <text:p text:style-name="P20"><text:span text:style-name="T21">Original </text:span></text:p>
          </table:table-cell>
          <table:table-cell table:style-name="Table1.B2" office:value-type="string">
            <text:p text:style-name="P20"><text:span text:style-name="T21">Five people have been taken to hospital with minor injuries following a crash on the A17 near Sleaford.</text:span></text:p>
          </table:table-cell>
        </table:table-row>
        <table:table-row>
          <table:table-cell table:style-name="Table1.A2" office:value-type="string">
            <text:p text:style-name="P20"><text:span text:style-name="T21">Baseline </text:span></text:p>
          </table:table-cell>
          <table:table-cell table:style-name="Table1.B2" office:value-type="string">
            <text:p text:style-name="P23"><text:span text:style-name="T21">five people have been stabbed to hospital after five</text:span></text:p>
          </table:table-cell>
        </table:table-row>
        <table:table-row>
          <table:table-cell table:style-name="Table1.A2" office:value-type="string">
            <text:p text:style-name="P20"><text:span text:style-name="T21">Bidir_Rev </text:span></text:p>
          </table:table-cell>
          <table:table-cell table:style-name="Table1.B2" office:value-type="string">
            <text:p text:style-name="P20"><text:span text:style-name="T21">five people have been taken to hospital with minor injuries following a crash the car with angela</text:span></text:p>
          </table:table-cell>
        </table:table-row>
      </table:table>
      <text:p text:style-name="P4"/>
      <text:p text:style-name="P4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T22">Input Text</text:span></text:p>
          </table:table-cell>
          <table:table-cell table:style-name="Table2.B1" office:value-type="string">
            <text:p text:style-name="P14"><text:span text:style-name="T22">A woman was injured by a falling tree in the Gresham neighborhood, according to the Chicago Fire Department.</text:span></text:p>
          </table:table-cell>
        </table:table-row>
        <table:table-row>
          <table:table-cell table:style-name="Table2.A2" office:value-type="string">
            <text:p text:style-name="P14"><text:span text:style-name="T22">Original </text:span></text:p>
          </table:table-cell>
          <table:table-cell table:style-name="Table2.B2" office:value-type="string">
            <text:p text:style-name="P14"><text:span text:style-name="T22">A woman was injured by a falling tree.</text:span></text:p>
          </table:table-cell>
        </table:table-row>
        <table:table-row>
          <table:table-cell table:style-name="Table2.A2" office:value-type="string">
            <text:p text:style-name="P14"><text:span text:style-name="T22">Baseline </text:span></text:p>
          </table:table-cell>
          <table:table-cell table:style-name="Table2.B2" office:value-type="string">
            <text:p text:style-name="P15"><text:span text:style-name="T22">a woman was injured by a fire in richmond</text:span></text:p>
          </table:table-cell>
        </table:table-row>
        <table:table-row>
          <table:table-cell table:style-name="Table2.A2" office:value-type="string">
            <text:p text:style-name="P14"><text:span text:style-name="T22">Bidir_Rev </text:span></text:p>
          </table:table-cell>
          <table:table-cell table:style-name="Table2.B2" office:value-type="string">
            <text:p text:style-name="P14"><text:span text:style-name="T22">a woman was injured by a company</text:span></text:p>
          </table:table-cell>
        </table:table-row>
      </table:table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4"><text:span text:style-name="T22">Input Text</text:span></text:p>
          </table:table-cell>
          <table:table-cell table:style-name="Table3.B1" office:value-type="string">
            <text:p text:style-name="P14"><text:span text:style-name="T22">Markets continued to remain under pressure on Thursday morning as financial heavyweights like ICICI Bank, HDFC, and HDFC Bank declined by 1-2% each.</text:span></text:p>
          </table:table-cell>
        </table:table-row>
        <table:table-row>
          <table:table-cell table:style-name="Table3.A2" office:value-type="string">
            <text:p text:style-name="P14"><text:span text:style-name="T22">Original </text:span></text:p>
          </table:table-cell>
          <table:table-cell table:style-name="Table3.B2" office:value-type="string">
            <text:p text:style-name="P14"><text:span text:style-name="T22">markets continued to remain under pressure</text:span></text:p>
          </table:table-cell>
        </table:table-row>
        <table:table-row>
          <table:table-cell table:style-name="Table3.A2" office:value-type="string">
            <text:p text:style-name="P14"><text:span text:style-name="T22">Baseline </text:span></text:p>
          </table:table-cell>
          <table:table-cell table:style-name="Table3.B2" office:value-type="string">
            <text:p text:style-name="P16"><text:span text:style-name="T22">markets continued to 8 lower billion</text:span></text:p>
          </table:table-cell>
        </table:table-row>
        <table:table-row>
          <table:table-cell table:style-name="Table3.A2" office:value-type="string">
            <text:p text:style-name="P14"><text:span text:style-name="T22">Bidir_Rev </text:span></text:p>
          </table:table-cell>
          <table:table-cell table:style-name="Table3.B2" office:value-type="string">
            <text:p text:style-name="P14"><text:span text:style-name="T22">markets continued to remain under pressure</text:span></text:p>
          </table:table-cell>
        </table:table-row>
      </table:table>
      <text:p text:style-name="P17"/>
      <text:p text:style-name="P2"><text:span text:style-name="T46">Code Link</text:span><text:span text:style-name="T47">: </text:span><text:a xlink:type="simple" xlink:href="https://github.com/pnjha/Text_Summarization" text:style-name="Internet_20_link" text:visited-style-name="Visited_20_Internet_20_Link"><text:span text:style-name="T47">https://github.com/pnjha/Text_Summarization</text:span></text:a></text:p>
      <text:p text:style-name="P18"/>
      <text:p text:style-name="P11">References:</text:p>
      <text:p text:style-name="P25"/>
      <text:p text:style-name="P26">Kamal Al-Sabahi, Zhang Zuping, Yang Kang</text:p>
      <text:p text:style-name="P1"><text:span text:style-name="T49">Bidirectional Attentional Encoder-Decoder Model and Bidirectional Beam Search </text:span><text:span text:style-name="T50">for </text:span><text:span text:style-name="T49">Abstractive Summarization. </text:span><text:span text:style-name="T47">Link: </text:span><text:a xlink:type="simple" xlink:href="https://arxiv.org/pdf/1809.06662v1.pdf" text:style-name="Internet_20_link" text:visited-style-name="Visited_20_Internet_20_Link"><text:span text:style-name="T47">https://arxiv.org/pdf/1809.06662v1.pdf</text:span></text:a><text:span text:style-name="T47"> </text:span><text:span text:style-name="T48">2018</text:span></text:p>
      <text:p text:style-name="P27"/>
      <text:p text:style-name="P28">Tian Shi, Yaser Keneshloo, Naren Ramakrishnan, Chandan K. Reddy, Senior Member, IEEE </text:p>
      <text:p text:style-name="P29">Neural Abstractive Text Summarization with Sequence-to-Sequence Models: A Survey <text:span text:style-name="T24">2020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Segoe UI" svg:font-family="'Segoe UI', system-ui, 'Apple Color Emoji', 'Segoe UI Emoji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9:17:25.917097124</meta:creation-date>
    <dc:date>2020-04-15T00:19:46.649785124</dc:date>
    <meta:editing-duration>PT3H47M6S</meta:editing-duration>
    <meta:editing-cycles>46</meta:editing-cycles>
    <meta:generator>LibreOffice/6.0.7.3$Linux_X86_64 LibreOffice_project/00m0$Build-3</meta:generator>
    <meta:document-statistic meta:table-count="3" meta:image-count="0" meta:object-count="0" meta:page-count="2" meta:paragraph-count="49" meta:word-count="346" meta:character-count="2368" meta:non-whitespace-character-count="2051"/>
  </office:meta>
</office:document-meta>
</file>